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est 4</text:p>
      <text:p text:style-name="Author">The Author</text:p>
      <text:p text:style-name="Date">1 January 2022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the-title"/>The Title<text:bookmark-end text:name="the-title"/></text:h>
      <text:p text:style-name="First_20_paragraph">This is some text before a section. It shouldn’t be indented.</text:p>
      <text:h text:style-name="Heading_20_2" text:outline-level="2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3" text:outline-level="3"><text:bookmark-start text:name="subsection"/>Subsection<text:bookmark-end text:name="subsection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the-title-1"/>The Title<text:bookmark-end text:name="the-title-1"/></text:h>
      <text:h text:style-name="Heading_20_3" text:outline-level="3"><text:bookmark-start text:name="an-author"/>An Author<text:bookmark-end text:name="an-author"/></text:h>
      <text:p text:style-name="First_20_paragraph">This is some text before a section. It shouldn’t be indented. Each section should start on a new page (but subsections shouldn’t).</text:p>
      <text:h text:style-name="Heading_20_2" text:outline-level="2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2" text:note-class="footnote"><text:note-citation>3</text:note-citation><text:note-body><text:p text:style-name="Footnote">This is a footnote. It should appear at the bottom of the page.</text:p></text:note-body></text:note> with a star, a footnote<text:note text:id="ftn3" text:note-class="footnote"><text:note-citation>4</text:note-citation><text:note-body><text:p text:style-name="Footnote">Another footnote.</text:p></text:note-body></text:note> with a dagger, and this should be <text:span text:style-name="Source_Text">monospace</text:span>.</text:p>
      <text:h text:style-name="Heading_20_3" text:outline-level="3"><text:bookmark-start text:name="subsection"/>Subsection<text:bookmark-end text:name="subsection"/></text:h>
      <text:p text:style-name="First_20_paragraph">Test text test text test text.</text:p>
      <text:p text:style-name="P5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2" text:outline-level="2"><text:bookmark-start text:name="this-is-a-second-section"/>This is a second section<text:bookmark-end text:name="this-is-a-second-section"/></text:h>
      <text:p text:style-name="First_20_paragraph">And this is <text:span text:style-name="T1">even more italic text</text:span>.</text:p>
      <text:h text:style-name="Heading_20_1" text:outline-level="1"><text:bookmark-start text:name="the-title-is-baz"/>The Title Is ‘Baz’<text:bookmark-end text:name="the-title-is-baz"/></text:h>
      <text:h text:style-name="Heading_20_3" text:outline-level="3"><text:bookmark-start text:name="an-author-23-february-2019"/>An Author, 23 February 2019<text:bookmark-end text:name="an-author-23-february-2019"/></text:h>
      <text:h text:style-name="Heading_20_2" text:outline-level="2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2" text:outline-level="2"><text:bookmark-start text:name="section-in-simple-include"/>Section in simple include<text:bookmark-end text:name="section-in-simple-include"/></text:h>
      <text:p text:style-name="P9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2" text:outline-level="2"><text:bookmark-start text:name="section-in-recursive-include"/>Section in recursive include<text:bookmark-end text:name="section-in-recursive-include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3" text:outline-level="3"><text:bookmark-start text:name="subsection-in-recursive-include"/>Subsection in recursive include<text:bookmark-end text:name="subsection-in-recursive-include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4" text:note-class="footnote"><text:note-citation>5</text:note-citation><text:note-body><text:p text:style-name="Footnote">This is a footnote. It should appear at the bottom of the page.</text:p></text:note-body></text:note> with a star, a footnote<text:note text:id="ftn5" text:note-class="footnote"><text:note-citation>6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2" text:outline-level="2"><text:bookmark-start text:name="second-section-in-simple-include"/>Second section in simple include<text:bookmark-end text:name="second-section-in-simple-include"/></text:h>
      <text:p text:style-name="First_20_paragraph">Test text.</text:p>
      <text:p text:style-name="Text_20_body">Text after simple include.</text:p>
      <text:h text:style-name="Heading_20_3" text:outline-level="3"><text:bookmark-start text:name="subsection"/>Subsection<text:bookmark-end text:name="subsection"/></text:h>
      <text:p text:style-name="First_20_paragraph">This is a new paragraph. This text is <text:span text:style-name="T5">Small Caps</text:span>.</text:p>
      <text:h text:style-name="Heading_20_2" text:outline-level="2"><text:bookmark-start text:name="this-is-a-second-section"/>This is a second section<text:bookmark-end text:name="this-is-a-second-section"/></text:h>
      <text:p text:style-name="First_20_paragraph">And this is <text:span text:style-name="T1">even more italic text</text:span>.</text:p>
      <text:h text:style-name="Heading_20_1" text:outline-level="1"><text:bookmark-start text:name="title"/>Title<text:bookmark-end text:name="title"/></text:h>
      <text:h text:style-name="Heading_20_3" text:outline-level="3"><text:bookmark-start text:name="january-2022"/>4 January 2022<text:bookmark-end text:name="january-2022"/></text:h>
      <text:p text:style-name="First_20_paragraph">This is text before a section. It shouldn’t be indented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Test 4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date" meta:value-type="string">1 January 2022</meta:user-defined>
    <meta:user-defined meta:name="docversion" meta:value-type="string">reproducible</meta:user-defined>
    <meta:user-defined meta:name="identifier" meta:value-type="string"/>
    <meta:user-defined meta:name="source-md5" meta:value-type="string">2518a18c39cbd5e88b46c164d163e14a</meta:user-defined>
    <meta:user-defined meta:name="starts-with-text" meta:value-type="string"/>
    <meta:user-defined meta:name="wordcount" meta:value-type="string">777</meta:user-defined>
  </office:meta>
</office:document-meta>
</file>